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998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998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998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998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998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998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998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998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998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998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998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998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998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998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998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998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998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oises Fernando Flores Garci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10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3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uilli Jose  Flo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51794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4:59.8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9" meta:non-whitespace-character-count="992"/>
    <meta:template xlink:type="simple" xlink:actuate="onRequest" xlink:title="Normal" xlink:href=""/>
  </office:meta>
</office:document-meta>
</file>